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4340" officeooo:paragraph-rsid="000643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ancisco Fierro</text:p>
      <text:p text:style-name="P1">CECS 326 MW 5pm</text:p>
      <text:p text:style-name="P1"><text:a xlink:type="simple" xlink:href="mailto:fafierrojr@gmail.com" text:style-name="Internet_20_link" text:visited-style-name="Visited_20_Internet_20_Link">fafierrojr@gmail.com</text:a></text:p>
      <text:p text:style-name="P1"/>
      <text:p text:style-name="P1">Assignment 1: Review</text:p>
      <text:p text:style-name="P1">This program features a single struct with an array of pointers to char and an int array. The main function displays a menu which allows for the displaying of the first ten chars of each pointer to char, their deletion and eventual reinitialization, listing deleted pointers to char, and deleting all pointers to cha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6T11:36:01.801448138</meta:creation-date>
    <dc:date>2017-09-06T11:45:02.417031339</dc:date>
    <meta:editing-duration>PT9M1S</meta:editing-duration>
    <meta:editing-cycles>2</meta:editing-cycles>
    <meta:generator>LibreOffice/5.1.6.2$Linux_X86_64 LibreOffice_project/10m0$Build-2</meta:generator>
    <meta:document-statistic meta:table-count="0" meta:image-count="0" meta:object-count="0" meta:page-count="2" meta:paragraph-count="5" meta:word-count="64" meta:character-count="389" meta:non-whitespace-character-count="330"/>
  </office:meta>
</office:document-meta>
</file>